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0D000000082615972AB4550283.png" manifest:media-type="image/png"/>
  <manifest:file-entry manifest:full-path="Pictures/100004B80000014C000000DE46F86FA4C17C008B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2f8491" draw:marker-start-width="0.321cm" draw:marker-end="Arrowheads_20_3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2f8491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00080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dee7e5" draw:opacity="30%" draw:textarea-horizontal-align="justify" draw:textarea-vertical-align="middle" draw:auto-grow-height="false" fo:min-height="7.172cm" fo:min-width="10.818cm"/>
    </style:style>
    <style:style style:name="gr5" style:family="graphic" style:parent-style-name="objectwithoutfill">
      <style:graphic-properties draw:stroke="dash" draw:stroke-dash="Dot" svg:stroke-width="0.081cm" svg:stroke-color="#800080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0.658cm"/>
      <style:paragraph-properties style:writing-mode="lr-tb"/>
    </style:style>
    <style:style style:name="gr8" style:family="graphic" style:parent-style-name="standard">
      <style:graphic-properties draw:stroke="none" draw:fill="none" fo:min-height="1.4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Dot" svg:stroke-width="0.081cm" svg:stroke-color="#2f8491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ee7e5" draw:opacity="3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40pt"/>
    </style:style>
    <style:style style:name="P5" style:family="paragraph">
      <loext:graphic-properties draw:fill="none" draw:fill-color="#ffffff"/>
      <style:paragraph-properties style:writing-mode="lr-tb"/>
      <style:text-properties fo:color="#2f8491" loext:opacity="100%" style:font-name="Latin Modern Sans" fo:font-size="40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4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0080" loext:opacity="100%" style:font-name="Latin Modern Sans" fo:font-size="40pt"/>
    </style:style>
    <style:style style:name="P8" style:family="paragraph">
      <loext:graphic-properties draw:fill="none"/>
      <style:paragraph-properties style:writing-mode="lr-tb"/>
      <style:text-properties fo:font-size="40pt"/>
    </style:style>
    <style:style style:name="T1" style:family="text">
      <style:text-properties fo:color="#2f8491" loext:opacity="100%" style:text-position="0% 100%" style:font-name="Latin Modern Sans"/>
    </style:style>
    <style:style style:name="T2" style:family="text">
      <style:text-properties fo:color="#2f8491" loext:opacity="100%" style:text-position="-8% 58%" style:font-name="Latin Modern Sans"/>
    </style:style>
    <style:style style:name="T3" style:family="text">
      <style:text-properties fo:font-variant="normal" fo:text-transform="none" fo:color="#800080" loext:opacity="100%" style:text-outline="false" style:text-line-through-style="none" style:text-line-through-type="none" style:font-name="Latin Moder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atin Moder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80" loext:opacity="100%" style:font-name="Latin Modern Sans"/>
    </style:style>
    <style:style style:name="T6" style:family="text">
      <style:text-properties fo:color="#800080" loext:opacity="100%" style:text-position="-8% 58%" style:font-name="Latin Moder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1cm" svg:y1="6.2cm" svg:x2="16.35cm" svg:y2="7.95cm">
            <text:p/>
          </draw:line>
          <draw:line draw:style-name="gr2" draw:text-style-name="P1" draw:layer="layout" svg:x1="14.53cm" svg:y1="7.2cm" svg:x2="18.78cm" svg:y2="8.95cm">
            <text:p/>
          </draw:line>
        </draw:g>
        <draw:g>
          <draw:line draw:style-name="gr3" draw:text-style-name="P1" draw:layer="layout" svg:x1="13.75cm" svg:y1="14.65cm" svg:x2="20cm" svg:y2="16.95cm">
            <text:p/>
          </draw:line>
        </draw:g>
        <draw:custom-shape draw:style-name="gr4" draw:text-style-name="P2" draw:layer="layout" svg:width="15.25cm" svg:height="10cm" draw:transform="rotate (1.5707963267949) translate (7.1cm 18.05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2483.4266598792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5" draw:text-style-name="P1" draw:layer="layout" svg:x1="12cm" svg:y1="6.2cm" svg:x2="17.1cm" svg:y2="4.576cm">
            <text:p/>
          </draw:line>
          <draw:line draw:style-name="gr3" draw:text-style-name="P1" draw:layer="layout" svg:x1="17.1cm" svg:y1="4.546cm" svg:x2="19.141cm" svg:y2="3.896cm">
            <text:p/>
          </draw:line>
        </draw:g>
        <draw:custom-shape draw:style-name="gr6" draw:text-style-name="P3" draw:layer="layout" svg:width="0.25cm" svg:height="0.25cm" svg:x="11.90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446cm" svg:height="2.321cm" svg:x="18.82cm" svg:y="7.75cm">
          <draw:text-box>
            <text:p text:style-name="P4"><text:span text:style-name="T1">t</text:span><text:span text:style-name="T2">2</text:span></text:p>
          </draw:text-box>
        </draw:frame>
        <draw:frame draw:style-name="gr7" draw:text-style-name="P7" draw:layer="layout" svg:width="1.446cm" svg:height="2.321cm" svg:x="19.02cm" svg:y="2.251cm">
          <draw:text-box>
            <text:p text:style-name="P6"><text:span text:style-name="T3">t</text:span><text:span text:style-name="T4">1</text:span></text:p>
          </draw:text-box>
        </draw:frame>
        <draw:frame draw:style-name="gr8" draw:text-style-name="P8" draw:layer="layout" svg:width="2.65cm" svg:height="2.321cm" svg:x="21.1cm" svg:y="7.75cm">
          <draw:text-box>
            <text:p text:style-name="P4"><text:span text:style-name="T5">t</text:span><text:span text:style-name="T6">1</text:span></text:p>
          </draw:text-box>
        </draw:frame>
        <draw:g>
          <svg:title>TexMaths</svg:title>
          <svg:desc>14§display§\gg§svg§600§FALSE§</svg:desc>
          <draw:frame draw:style-name="gr9" draw:text-style-name="P1" draw:layer="layout" svg:width="1.299cm" svg:height="0.828cm" svg:x="20.051cm" svg:y="8.821cm">
            <draw:image xlink:href="Pictures/100004B80000014C000000DE46F86FA4C17C008B.svg" xlink:type="simple" xlink:show="embed" xlink:actuate="onLoad" draw:mime-type="image/svg+xml">
              <text:p/>
            </draw:image>
            <draw:image xlink:href="Pictures/100002010000000D000000082615972AB4550283.png" xlink:type="simple" xlink:show="embed" xlink:actuate="onLoad" draw:mime-type="image/png"/>
          </draw:frame>
        </draw:g>
        <draw:g>
          <draw:line draw:style-name="gr10" draw:text-style-name="P1" draw:layer="layout" svg:x1="10.785cm" svg:y1="15.128cm" svg:x2="7.1cm" svg:y2="14.25cm">
            <text:p/>
          </draw:line>
          <draw:line draw:style-name="gr2" draw:text-style-name="P1" draw:layer="layout" svg:x1="7.086cm" svg:y1="14.228cm" svg:x2="5cm" svg:y2="13.75cm">
            <text:p/>
          </draw:line>
        </draw:g>
        <draw:custom-shape draw:style-name="gr6" draw:text-style-name="P3" draw:layer="layout" svg:width="0.25cm" svg:height="0.25cm" svg:x="10.7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cm" svg:height="0.25cm" svg:x="13.701cm" svg:y="14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stroke-dash draw:name="Dash" draw:style="rect" draw:dots1="1" draw:dots1-length="300%" draw:distance="300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4T13:02:47.178348655</meta:creation-date>
    <dc:date>2020-12-05T16:05:43.035580068</dc:date>
    <meta:editing-duration>PT2H43M9S</meta:editing-duration>
    <meta:editing-cycles>11</meta:editing-cycles>
    <meta:generator>LibreOffice/7.0.3.1$Linux_X86_64 LibreOffice_project/00$Build-1</meta:generator>
    <meta:document-statistic meta:object-count="20"/>
  </office:meta>
</office:document-meta>
</file>